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ff0000"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fo:font-style="italic" style:font-size-asian="12pt" style:font-style-asian="italic" style:font-size-complex="12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in" style:auto-text-indent="false"/>
    </style:style>
    <style:style style:name="P8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.75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left="1.25in" fo:margin-right="0in" fo:margin-top="0in" fo:margin-bottom="0in" loext:contextual-spacing="false" fo:text-indent="-0.25in" style:auto-text-indent="false"/>
    </style:style>
    <style:style style:name="P11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quipe</text:span>:</text:p>
      <text:p text:style-name="P1"><text:tab/>Eric Guimarães Barbosa<text:span text:style-name="T2"><text:tab/><text:tab/></text:span><text:span text:style-name="T1">Matrícula: </text:span>201711250016</text:p>
      <text:p text:style-name="P1"><text:tab/>Victor Andrade Perone<text:tab/><text:tab/><text:span text:style-name="T1">Matrícula: </text:span>201711250013</text:p>
      <text:p text:style-name="P1"/>
      <text:p text:style-name="P1"><text:span text:style-name="T1">Título</text:span>: <text:span text:style-name="T3">Sistema de Monitoramento e Análise de Rendimento em Painéis Solares</text:span></text:p>
      <text:p text:style-name="P2"/>
      <text:p text:style-name="P3"/>
      <text:p text:style-name="P4">https://github.com/victorperone/Disciplina-POO/tree/master/Medi%C3%A7%C3%A3o%20de%20Rendimento%20de%20Pain%C3%A9is%20Solares<text:span text:style-name="T2"><text:line-break/></text:span></text:p>
      <text:p text:style-name="P1"/>
      <text:p text:style-name="P1"><text:span text:style-name="T1">Descrição Geral:</text:span></text:p>
      <text:p text:style-name="P7"><text:tab/>O projeto consiste em realizar medições de tensão e corrente de painéis solares, para aferição da eficiência individual de cada placa do sistema, sendo estes dados enviados para um servidor que irá armazená-los e posteriormente serão tratados por um software.</text:p>
      <text:p text:style-name="P7"/>
      <text:p text:style-name="P5"><text:span text:style-name="T1">Objetivo: </text:span></text:p>
      <text:p text:style-name="P8">1- Verificar a eficiência de cada painel solar.</text:p>
      <text:p text:style-name="P8">2- Tratar os dados obtidos para análise mais detalhada, a fim de averiguar eventuais problemas.</text:p>
      <text:p text:style-name="P8">3- Manutenção de forma mais eficiente, pois não seria necessário desligar o sistema inteiro para averiguação de problemas ou manutenções de rotina, uma vez que o monitoramento se dá em tempo real.</text:p>
      <text:p text:style-name="P8">4- Realização de tratamento mais específico, pois métodos atuais realizam a medição apenas do conjunto, e não o tratamento individual de cada painel.</text:p>
      <text:p text:style-name="P8">5- Oferecer um produto que seja adaptável aos sistemas de painéis solares atuais, de modo que conexões e a estrutura física originais sofram o mínimo de modificações.</text:p>
      <text:p text:style-name="P5"/>
      <text:p text:style-name="P5"><text:span text:style-name="T1">Principais Funcionalidades:</text:span></text:p>
      <text:p text:style-name="P8">Medição e acompanhamento da geração em tempo real, bem como realização de manutenção ou reparos eventuais de forma mais eficiente.</text:p>
      <text:p text:style-name="P5"/>
      <text:p text:style-name="P5"><text:span text:style-name="T1">A quem se destina:</text:span></text:p>
      <text:p text:style-name="P8">1- <text:s/>Empresas e residências (consumidores finais).</text:p>
      <text:p text:style-name="P8">2- Empresas que atuem no ramo de gestão, desenvolvimento e vendas de sistema solar.</text:p>
      <text:p text:style-name="P5"><text:soft-page-break/></text:p>
      <text:p text:style-name="P5"><text:span text:style-name="T1">Principais Classes e métodos:</text:span></text:p>
      <text:p text:style-name="P9"><text:s/>ObtemMedicao:</text:p>
      <text:p text:style-name="P10">o <text:s text:c="2"/>Corrente;</text:p>
      <text:p text:style-name="P10">o <text:s text:c="2"/>Tensao;</text:p>
      <text:p text:style-name="P10">o <text:s text:c="2"/>Potencia;</text:p>
      <text:p text:style-name="P11"><text:s/>EnviaDados:</text:p>
      <text:p text:style-name="P10">o <text:s text:c="2"/>Medicoes;</text:p>
      <text:p text:style-name="P10"/>
      <text:p text:style-name="P12">Classes e métodos podem ser adicionados conforme a necessidade do cliente ou público al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45" meta:character-count="1743" meta:non-whitespace-character-count="1506"/>
    <meta:generator>LibreOfficeDev/5.1.0.3$Linux_X86_64 LibreOffice_project/</meta:generator>
  </office:meta>
</office:document-meta>
</file>